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94.85pt" svg:y="15.62pt">
            <draw:object draw:notify-on-update-of-ranges="Sheet1.A2:Sheet1.A2 Sheet1.A3:Sheet1.A8 Sheet1.B2:Sheet1.B2 Sheet1.B3:Sheet1.B8 Sheet1.A2:Sheet1.A2 Sheet1.A3:Sheet1.A8 Sheet1.C2:Sheet1.C2 Sheet1.C3:Sheet1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94.85pt" svg:y="322.81pt">
            <draw:object draw:notify-on-update-of-ranges="Sheet1.A26:Sheet1.A26 Sheet1.A27:Sheet1.A32 Sheet1.B26:Sheet1.B26 Sheet1.B27:Sheet1.B32 Sheet1.A26:Sheet1.A26 Sheet1.A27:Sheet1.A32 Sheet1.C26:Sheet1.C26 Sheet1.C27:Sheet1.C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g711 AOMDV</text:p>
          </table:table-cell>
          <table:table-cell office:value-type="string" calcext:value-type="string">
            <text:p>g711 PA_AOMDV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92671280130823" calcext:value-type="float">
            <text:p>3.92671280130823</text:p>
          </table:table-cell>
          <table:table-cell office:value-type="float" office:value="3.79604571336728" calcext:value-type="float">
            <text:p>3.796045713367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.09405818896571" calcext:value-type="float">
            <text:p>4.09405818896571</text:p>
          </table:table-cell>
          <table:table-cell office:value-type="float" office:value="4.05726672167765" calcext:value-type="float">
            <text:p>4.057266721677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05358214659755" calcext:value-type="float">
            <text:p>4.05358214659755</text:p>
          </table:table-cell>
          <table:table-cell office:value-type="float" office:value="4.18867845415987" calcext:value-type="float">
            <text:p>4.1886784541598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.0935294586921" calcext:value-type="float">
            <text:p>4.0935294586921</text:p>
          </table:table-cell>
          <table:table-cell office:value-type="float" office:value="4.17233291548918" calcext:value-type="float">
            <text:p>4.172332915489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.30119492387053" calcext:value-type="float">
            <text:p>4.30119492387053</text:p>
          </table:table-cell>
          <table:table-cell office:value-type="float" office:value="4.28006426285187" calcext:value-type="float">
            <text:p>4.2800642628518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.42779434517617" calcext:value-type="float">
            <text:p>4.42779434517617</text:p>
          </table:table-cell>
          <table:table-cell office:value-type="float" office:value="4.40891741837147" calcext:value-type="float">
            <text:p>4.40891741837147</text:p>
          </table:table-cell>
        </table:table-row>
        <table:table-row table:style-name="ro1" table:number-rows-repeated="17">
          <table:table-cell table:number-columns-repeated="3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G723_1 aomdv</text:p>
          </table:table-cell>
          <table:table-cell office:value-type="string" calcext:value-type="string">
            <text:p>G7231_1 pa_aomdv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82000108388894" calcext:value-type="float">
            <text:p>3.82000108388894</text:p>
          </table:table-cell>
          <table:table-cell office:value-type="float" office:value="3.73172806573386" calcext:value-type="float">
            <text:p>3.731728065733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79124110058517" calcext:value-type="float">
            <text:p>3.79124110058517</text:p>
          </table:table-cell>
          <table:table-cell office:value-type="float" office:value="3.81292636584663" calcext:value-type="float">
            <text:p>3.8129263658466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99375800868737" calcext:value-type="float">
            <text:p>3.99375800868737</text:p>
          </table:table-cell>
          <table:table-cell office:value-type="float" office:value="4.05710664345012" calcext:value-type="float">
            <text:p>4.057106643450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.09973743992744" calcext:value-type="float">
            <text:p>4.09973743992744</text:p>
          </table:table-cell>
          <table:table-cell office:value-type="float" office:value="4.16498149908397" calcext:value-type="float">
            <text:p>4.1649814990839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.25739628078289" calcext:value-type="float">
            <text:p>4.25739628078289</text:p>
          </table:table-cell>
          <table:table-cell office:value-type="float" office:value="4.14751331304084" calcext:value-type="float">
            <text:p>4.1475133130408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.42779519294094" calcext:value-type="float">
            <text:p>4.42779519294094</text:p>
          </table:table-cell>
          <table:table-cell office:value-type="float" office:value="4.4277960407057" calcext:value-type="float">
            <text:p>4.42779604070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09:21:49.589934750</meta:creation-date>
    <dc:date>2020-04-17T09:26:34.961295586</dc:date>
    <meta:editing-duration>PT4M45S</meta:editing-duration>
    <meta:editing-cycles>1</meta:editing-cycles>
    <meta:document-statistic meta:table-count="1" meta:cell-count="42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78cm" svg:y="3.952cm" style:legend-expansion="high" chart:style-name="ch2"/>
        <chart:plot-area chart:style-name="ch3" table:cell-range-address="Sheet1.A2:Sheet1.C8" chart:data-source-has-labels="row" svg:x="0.32cm" svg:y="0.18cm" svg:width="11.238cm" svg:height="8.64cm">
          <chartooo:coordinate-region svg:x="1.047cm" svg:y="0.379cm" svg:width="10.32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8" chart:label-cell-address="Sheet1.B2:Sheet1.B2" chart:class="chart:scatter">
            <chart:domain table:cell-range-address="Sheet1.A3:Sheet1.A8"/>
            <chart:data-point chart:repeated="6"/>
          </chart:series>
          <chart:series chart:style-name="ch7" chart:values-cell-range-address="Sheet1.C3:Sheet1.C8" chart:label-cell-address="Sheet1.C2:Sheet1.C2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711 AOMDV</text:p>
                <draw:g>
                  <svg:desc>Sheet1.B2:Sheet1.B2</svg:desc>
                </draw:g>
              </table:table-cell>
              <table:table-cell office:value-type="string">
                <text:p>g711 PA_AOMDV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A3:Sheet1.A8</svg:desc>
                </draw:g>
              </table:table-cell>
              <table:table-cell office:value-type="float" office:value="3.92671280130823">
                <text:p>3.92671280130823</text:p>
                <draw:g>
                  <svg:desc>Sheet1.B3:Sheet1.B8</svg:desc>
                </draw:g>
              </table:table-cell>
              <table:table-cell office:value-type="float" office:value="3.79604571336728">
                <text:p>3.79604571336728</text:p>
                <draw:g>
                  <svg:desc>Sheet1.C3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4.09405818896571">
                <text:p>4.09405818896571</text:p>
              </table:table-cell>
              <table:table-cell office:value-type="float" office:value="4.05726672167765">
                <text:p>4.057266721677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4.05358214659755">
                <text:p>4.05358214659755</text:p>
              </table:table-cell>
              <table:table-cell office:value-type="float" office:value="4.18867845415987">
                <text:p>4.188678454159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4.0935294586921">
                <text:p>4.0935294586921</text:p>
              </table:table-cell>
              <table:table-cell office:value-type="float" office:value="4.17233291548918">
                <text:p>4.172332915489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4.30119492387053">
                <text:p>4.30119492387053</text:p>
              </table:table-cell>
              <table:table-cell office:value-type="float" office:value="4.28006426285187">
                <text:p>4.280064262851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4.42779434517617">
                <text:p>4.42779434517617</text:p>
              </table:table-cell>
              <table:table-cell office:value-type="float" office:value="4.40891741837147">
                <text:p>4.408917418371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587cm" svg:y="3.952cm" style:legend-expansion="high" chart:style-name="ch2"/>
        <chart:plot-area chart:style-name="ch3" table:cell-range-address="Sheet1.A26:Sheet1.C32" chart:data-source-has-labels="row" svg:x="0.32cm" svg:y="0.18cm" svg:width="10.947cm" svg:height="8.64cm">
          <chartooo:coordinate-region svg:x="1.047cm" svg:y="0.379cm" svg:width="10.03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7:Sheet1.B32" chart:label-cell-address="Sheet1.B26:Sheet1.B26" chart:class="chart:scatter">
            <chart:domain table:cell-range-address="Sheet1.A27:Sheet1.A32"/>
            <chart:data-point chart:repeated="6"/>
          </chart:series>
          <chart:series chart:style-name="ch7" chart:values-cell-range-address="Sheet1.C27:Sheet1.C32" chart:label-cell-address="Sheet1.C26:Sheet1.C26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723_1 aomdv</text:p>
                <draw:g>
                  <svg:desc>Sheet1.B26:Sheet1.B26</svg:desc>
                </draw:g>
              </table:table-cell>
              <table:table-cell office:value-type="string">
                <text:p>G7231_1 pa_aomdv</text:p>
                <draw:g>
                  <svg:desc>Sheet1.C26:Sheet1.C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Sheet1.A27:Sheet1.A32</svg:desc>
                </draw:g>
              </table:table-cell>
              <table:table-cell office:value-type="float" office:value="3.82000108388894">
                <text:p>3.82000108388894</text:p>
                <draw:g>
                  <svg:desc>Sheet1.B27:Sheet1.B32</svg:desc>
                </draw:g>
              </table:table-cell>
              <table:table-cell office:value-type="float" office:value="3.73172806573386">
                <text:p>3.73172806573386</text:p>
                <draw:g>
                  <svg:desc>Sheet1.C27:Sheet1.C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3.79124110058517">
                <text:p>3.79124110058517</text:p>
              </table:table-cell>
              <table:table-cell office:value-type="float" office:value="3.81292636584663">
                <text:p>3.81292636584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3.99375800868737">
                <text:p>3.99375800868737</text:p>
              </table:table-cell>
              <table:table-cell office:value-type="float" office:value="4.05710664345012">
                <text:p>4.057106643450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4.09973743992744">
                <text:p>4.09973743992744</text:p>
              </table:table-cell>
              <table:table-cell office:value-type="float" office:value="4.16498149908397">
                <text:p>4.164981499083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4.25739628078289">
                <text:p>4.25739628078289</text:p>
              </table:table-cell>
              <table:table-cell office:value-type="float" office:value="4.14751331304084">
                <text:p>4.14751331304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4.42779519294094">
                <text:p>4.42779519294094</text:p>
              </table:table-cell>
              <table:table-cell office:value-type="float" office:value="4.4277960407057">
                <text:p>4.42779604070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